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span text:style-name="Source_20_Text">index.html</text:span> (Homepage)</text:h>
      <text:p text:style-name="Standard"/>
      <text:p text:style-name="Standard">&lt;!DOCTYPE html&gt;</text:p>
      <text:p text:style-name="Standard">&lt;html&gt;</text:p>
      <text:p text:style-name="Standard">&lt;head&gt;</text:p>
      <text:p text:style-name="Standard">&lt;title&gt;Akshith Aithal&lt;/title&gt;</text:p>
      <text:p text:style-name="Standard">&lt;link rel="stylesheet" href="style.css"&gt;</text:p>
      <text:p text:style-name="Standard">&lt;/head&gt;</text:p>
      <text:p text:style-name="Standard">&lt;body&gt;</text:p>
      <text:p text:style-name="Standard"/>
      <text:p text:style-name="Standard">&lt;nav&gt;</text:p>
      <text:p text:style-name="Standard"><text:s text:c="2"/>&lt;a href="index.html"&gt;Home&lt;/a&gt;</text:p>
      <text:p text:style-name="Standard"><text:s text:c="2"/>&lt;a href="about.html"&gt;About&lt;/a&gt;</text:p>
      <text:p text:style-name="Standard"><text:s text:c="2"/>&lt;a href="books.html"&gt;Books&lt;/a&gt;</text:p>
      <text:p text:style-name="Standard"><text:s text:c="2"/>&lt;a href="contact.html"&gt;Contact&lt;/a&gt;</text:p>
      <text:p text:style-name="Standard">&lt;/nav&gt;</text:p>
      <text:p text:style-name="Standard"/>
      <text:p text:style-name="Standard">&lt;section class="hero"&gt;</text:p>
      <text:p text:style-name="Standard"><text:s text:c="2"/>&lt;h1&gt;Akshith Aithal&lt;/h1&gt;</text:p>
      <text:p text:style-name="Standard"><text:s text:c="2"/>&lt;p&gt;Author | Storyteller | Explorer of Ideas&lt;/p&gt;</text:p>
      <text:p text:style-name="Standard"><text:s text:c="2"/>&lt;a href="books.html" class="btn"&gt;Explore Books&lt;/a&gt;</text:p>
      <text:p text:style-name="Standard">&lt;/section&gt;</text:p>
      <text:p text:style-name="Standard"/>
      <text:p text:style-name="Standard">&lt;section&gt;</text:p>
      <text:p text:style-name="Standard"><text:s text:c="2"/>&lt;h2&gt;Featured Work&lt;/h2&gt;</text:p>
      <text:p text:style-name="Standard"><text:s text:c="2"/>&lt;h3&gt;Devi Bhagavatam – The Cosmic Saga&lt;/h3&gt;</text:p>
      <text:p text:style-name="Standard"><text:s text:c="2"/>&lt;p&gt;A journey through divine power and cosmic truth.&lt;/p&gt;</text:p>
      <text:p text:style-name="Standard">&lt;/section&gt;</text:p>
      <text:p text:style-name="Standard"/>
      <text:p text:style-name="Standard">&lt;section&gt;</text:p>
      <text:p text:style-name="Standard"><text:s text:c="2"/>&lt;h2&gt;About Me&lt;/h2&gt;</text:p>
      <text:p text:style-name="Standard"><text:s text:c="2"/>&lt;p&gt;I am a student and emerging author exploring mythology, philosophy, and imagination.&lt;/p&gt;</text:p>
      <text:p text:style-name="Standard"><text:s text:c="2"/>&lt;a href="about.html" class="btn"&gt;Read More&lt;/a&gt;</text:p>
      <text:p text:style-name="Standard">&lt;/section&gt;</text:p>
      <text:p text:style-name="Standard"/>
      <text:p text:style-name="Standard">&lt;footer&gt;</text:p>
      <text:p text:style-name="Standard"><text:s text:c="2"/>&lt;p&gt;© 2026 Akshith Aithal&lt;/p&gt;</text:p>
      <text:p text:style-name="Standard">&lt;/footer&gt;</text:p>
      <text:p text:style-name="Standard"/>
      <text:p text:style-name="Standard">&lt;/body&gt;</text:p>
      <text:p text:style-name="Standard">&lt;/html&gt;</text:p>
      <text:p text:style-name="Standard"/>
      <text:p text:style-name="P1">about.html </text:p>
      <text:p text:style-name="P3">&lt;!DOCTYPE html&gt;</text:p>
      <text:p text:style-name="P3">&lt;html&gt;</text:p>
      <text:p text:style-name="P3">&lt;head&gt;</text:p>
      <text:p text:style-name="P3">&lt;title&gt;About&lt;/title&gt;</text:p>
      <text:p text:style-name="P3">&lt;link rel="stylesheet" href="style.css"&gt;</text:p>
      <text:p text:style-name="P3"><text:soft-page-break/>&lt;/head&gt;</text:p>
      <text:p text:style-name="P3">&lt;body&gt;</text:p>
      <text:p text:style-name="P3"/>
      <text:p text:style-name="P3">&lt;nav&gt;</text:p>
      <text:p text:style-name="P3"><text:s text:c="2"/>&lt;a href="index.html"&gt;Home&lt;/a&gt;</text:p>
      <text:p text:style-name="P3"><text:s text:c="2"/>&lt;a href="about.html"&gt;About&lt;/a&gt;</text:p>
      <text:p text:style-name="P3"><text:s text:c="2"/>&lt;a href="books.html"&gt;Books&lt;/a&gt;</text:p>
      <text:p text:style-name="P3"><text:s text:c="2"/>&lt;a href="contact.html"&gt;Contact&lt;/a&gt;</text:p>
      <text:p text:style-name="P3">&lt;/nav&gt;</text:p>
      <text:p text:style-name="P3"/>
      <text:p text:style-name="P3">&lt;section&gt;</text:p>
      <text:p text:style-name="P3"><text:s text:c="2"/>&lt;h1&gt;About Me&lt;/h1&gt;</text:p>
      <text:p text:style-name="P3"><text:s text:c="2"/>&lt;p&gt;</text:p>
      <text:p text:style-name="P3"><text:s text:c="2"/>Akshith Aithal is a student and emerging author driven by curiosity about the universe, spirituality, and storytelling.</text:p>
      <text:p text:style-name="P3"><text:s text:c="2"/>He is the creator of "Devi Bhagavatam – The Cosmic Saga", blending mythology with imagination.</text:p>
      <text:p text:style-name="P3"><text:s text:c="2"/>&lt;/p&gt;</text:p>
      <text:p text:style-name="P3">&lt;/section&gt;</text:p>
      <text:p text:style-name="P3"/>
      <text:p text:style-name="P3">&lt;/body&gt;</text:p>
      <text:p text:style-name="P3">&lt;/html&gt;</text:p>
      <text:p text:style-name="P2"/>
      <text:p text:style-name="P1">books.html </text:p>
      <text:p text:style-name="P3">&lt;!DOCTYPE html&gt;</text:p>
      <text:p text:style-name="P3">&lt;html&gt;</text:p>
      <text:p text:style-name="P3">&lt;head&gt;</text:p>
      <text:p text:style-name="P3">&lt;title&gt;Books&lt;/title&gt;</text:p>
      <text:p text:style-name="P3">&lt;link rel="stylesheet" href="style.css"&gt;</text:p>
      <text:p text:style-name="P3">&lt;/head&gt;</text:p>
      <text:p text:style-name="P3">&lt;body&gt;</text:p>
      <text:p text:style-name="P3"/>
      <text:p text:style-name="P3">&lt;nav&gt;</text:p>
      <text:p text:style-name="P3"><text:s text:c="2"/>&lt;a href="index.html"&gt;Home&lt;/a&gt;</text:p>
      <text:p text:style-name="P3"><text:s text:c="2"/>&lt;a href="about.html"&gt;About&lt;/a&gt;</text:p>
      <text:p text:style-name="P3"><text:s text:c="2"/>&lt;a href="books.html"&gt;Books&lt;/a&gt;</text:p>
      <text:p text:style-name="P3"><text:s text:c="2"/>&lt;a href="contact.html"&gt;Contact&lt;/a&gt;</text:p>
      <text:p text:style-name="P3">&lt;/nav&gt;</text:p>
      <text:p text:style-name="P3"/>
      <text:p text:style-name="P3">&lt;section&gt;</text:p>
      <text:p text:style-name="P3"><text:s text:c="2"/>&lt;h1&gt;Books&lt;/h1&gt;</text:p>
      <text:p text:style-name="P3"/>
      <text:p text:style-name="P3"><text:s text:c="2"/>&lt;div class="card"&gt;</text:p>
      <text:p text:style-name="P3"><text:s text:c="4"/>&lt;h2&gt;Devi Bhagavatam – The Cosmic Saga&lt;/h2&gt;</text:p>
      <text:p text:style-name="P3"><text:s text:c="4"/>&lt;p&gt;Spiritual epic exploring divine power and cosmic balance.&lt;/p&gt;</text:p>
      <text:p text:style-name="P3"><text:s text:c="2"/>&lt;/div&gt;</text:p>
      <text:p text:style-name="P3"/>
      <text:p text:style-name="P3"><text:s text:c="2"/>&lt;div class="card"&gt;</text:p>
      <text:p text:style-name="P3"><text:s text:c="4"/>&lt;h2&gt;Upcoming Book&lt;/h2&gt;</text:p>
      <text:p text:style-name="P3"><text:s text:c="4"/>&lt;p&gt;New ideas and stories coming soon.&lt;/p&gt;</text:p>
      <text:p text:style-name="P3"><text:s text:c="2"/>&lt;/div&gt;</text:p>
      <text:p text:style-name="P3"><text:soft-page-break/></text:p>
      <text:p text:style-name="P3">&lt;/section&gt;</text:p>
      <text:p text:style-name="P3"/>
      <text:p text:style-name="P3">&lt;/body&gt;</text:p>
      <text:p text:style-name="P3">&lt;/html&gt;</text:p>
      <text:p text:style-name="P3"/>
      <text:p text:style-name="P1">contact.html </text:p>
      <text:p text:style-name="P1"><text:span text:style-name="T2">&lt;!DOCTYPE html&gt;</text:span></text:p>
      <text:p text:style-name="P1"><text:span text:style-name="T2">&lt;html&gt;</text:span></text:p>
      <text:p text:style-name="P1"><text:span text:style-name="T2">&lt;head&gt;</text:span></text:p>
      <text:p text:style-name="P1"><text:span text:style-name="T2">&lt;title&gt;Contact&lt;/title&gt;</text:span></text:p>
      <text:p text:style-name="P1"><text:span text:style-name="T2">&lt;link rel="stylesheet" href="style.css"&gt;</text:span></text:p>
      <text:p text:style-name="P1"><text:span text:style-name="T2">&lt;/head&gt;</text:span></text:p>
      <text:p text:style-name="P1"><text:span text:style-name="T2">&lt;body&gt;</text:span></text:p>
      <text:p text:style-name="P1"><text:span text:style-name="T2"/></text:p>
      <text:p text:style-name="P1"><text:span text:style-name="T2">&lt;nav&gt;</text:span></text:p>
      <text:p text:style-name="P1"><text:span text:style-name="T2"><text:s text:c="2"/>&lt;a href="index.html"&gt;Home&lt;/a&gt;</text:span></text:p>
      <text:p text:style-name="P1"><text:span text:style-name="T2"><text:s text:c="2"/>&lt;a href="about.html"&gt;About&lt;/a&gt;</text:span></text:p>
      <text:p text:style-name="P1"><text:span text:style-name="T2"><text:s text:c="2"/>&lt;a href="books.html"&gt;Books&lt;/a&gt;</text:span></text:p>
      <text:p text:style-name="P1"><text:span text:style-name="T2"><text:s text:c="2"/>&lt;a href="contact.html"&gt;Contact&lt;/a&gt;</text:span></text:p>
      <text:p text:style-name="P1"><text:span text:style-name="T2">&lt;/nav&gt;</text:span></text:p>
      <text:p text:style-name="P1"><text:span text:style-name="T2"/></text:p>
      <text:p text:style-name="P1"><text:span text:style-name="T2">&lt;section&gt;</text:span></text:p>
      <text:p text:style-name="P1"><text:span text:style-name="T2"><text:s text:c="2"/>&lt;h1&gt;Contact&lt;/h1&gt;</text:span></text:p>
      <text:p text:style-name="P1"><text:span text:style-name="T2"><text:s text:c="2"/>&lt;p&gt;Email: your@email.com&lt;/p&gt;</text:span></text:p>
      <text:p text:style-name="P1"><text:span text:style-name="T2">&lt;/section&gt;</text:span></text:p>
      <text:p text:style-name="P1"><text:span text:style-name="T2"/></text:p>
      <text:p text:style-name="P1"><text:span text:style-name="T2">&lt;/body&gt;</text:span></text:p>
      <text:p text:style-name="P1"><text:span text:style-name="T2">&lt;/html&gt;</text:span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SHITH AITHAL</meta:initial-creator>
    <meta:creation-date>2026-04-23T09:33:41.71</meta:creation-date>
    <meta:document-statistic meta:table-count="0" meta:image-count="0" meta:object-count="0" meta:page-count="3" meta:paragraph-count="104" meta:word-count="228" meta:character-count="2228"/>
    <dc:date>2026-04-23T09:38:54.02</dc:date>
    <dc:creator>AKSHITH AITHAL</dc:creator>
    <meta:editing-duration>PT5M13S</meta:editing-duration>
    <meta:editing-cycles>1</meta:editing-cycles>
    <meta:generator>OpenOffice/4.1.16$Win32 OpenOffice.org_project/4116m3$Build-9816</meta:generator>
  </office:meta>
</office:document-meta>
</file>